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er" style:master-page-name="MPF0" style:family="paragraph">
      <style:paragraph-properties fo:break-before="page" fo:text-align="end"/>
    </style:style>
    <style:style style:name="P3" style:parent-style-name="Standard" style:family="paragraph">
      <style:paragraph-properties fo:line-height="200%"/>
    </style:style>
    <style:style style:name="P4" style:parent-style-name="Standard" style:family="paragraph">
      <style:paragraph-properties fo:line-height="200%"/>
    </style:style>
    <style:style style:name="P5" style:parent-style-name="Standard" style:family="paragraph">
      <style:paragraph-properties fo:line-height="200%"/>
    </style:style>
    <style:style style:name="P6" style:parent-style-name="Standard" style:family="paragraph">
      <style:paragraph-properties fo:line-height="200%"/>
    </style:style>
    <style:style style:name="T7" style:parent-style-name="DefaultParagraphFont" style:family="text">
      <style:text-properties fo:font-style="italic" style:font-style-asian="italic" style:font-style-complex="italic"/>
    </style:style>
    <style:style style:name="T8" style:parent-style-name="FootnoteReference"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fo:font-style="italic" style:font-style-asian="italic" style:font-style-complex="italic"/>
    </style:style>
    <style:style style:name="P11" style:parent-style-name="Standard" style:family="paragraph">
      <style:paragraph-properties fo:line-height="200%"/>
    </style:style>
    <style:style style:name="T12" style:parent-style-name="DefaultParagraphFont" style:family="text">
      <style:text-properties fo:font-style="italic" style:font-style-asian="italic" style:font-style-complex="italic"/>
    </style:style>
    <style:style style:name="T13" style:parent-style-name="DefaultParagraphFont" style:family="text">
      <style:text-properties fo:font-style="italic" style:font-style-asian="italic" style:font-style-complex="italic"/>
    </style:style>
    <style:style style:name="T14" style:parent-style-name="DefaultParagraphFont" style:family="text">
      <style:text-properties fo:font-style="italic" style:font-style-asian="italic" style:font-style-complex="italic"/>
    </style:style>
    <style:style style:name="T15" style:parent-style-name="DefaultParagraphFont" style:family="text">
      <style:text-properties fo:font-style="italic" style:font-style-asian="italic" style:font-style-complex="italic"/>
    </style:style>
    <style:style style:name="P16" style:parent-style-name="Standard" style:family="paragraph">
      <style:paragraph-properties fo:line-height="200%"/>
    </style:style>
    <style:style style:name="P17" style:parent-style-name="Standard" style:family="paragraph">
      <style:paragraph-properties fo:line-height="200%"/>
    </style:style>
    <style:style style:name="P18" style:parent-style-name="Standard" style:family="paragraph">
      <style:paragraph-properties fo:line-height="200%"/>
    </style:style>
    <style:style style:name="P19" style:parent-style-name="Standard" style:family="paragraph">
      <style:paragraph-properties fo:line-height="200%"/>
    </style:style>
  </office:automatic-styles>
  <office:body>
    <office:text text:use-soft-page-breaks="true">
      <text:p text:style-name="P1"/>
      <text:p text:style-name="P3">An example of a Functional Disturbance</text:p>
      <text:p text:style-name="P4">Arden Rasmussen, E&amp;D 106, Fall 2016</text:p>
      <text:p text:style-name="P5">December<text:s/>7 2016</text:p>
      <text:p text:style-name="P6"><text:tab/>In<text:s/><text:span text:style-name="T7">The psychopathology of Everyday Life</text:span><text:span text:style-name="T8"><text:note text:note-class="footnote" text:id="_ftn0"><text:note-citation>1</text:note-citation><text:note-body><text:p text:style-name="Footnote">Sigmund Freud,<text:s/><text:span text:style-name="T9">The Psychopathology of Everyday Life,<text:s/></text:span>trans. Anthea Bell (New York: Penguin Books, 2003).</text:p></text:note-body></text:note></text:span><text:span text:style-name="T10"><text:s/></text:span>Freud describes a variety of situations that he would consider a “functional disturbance”. This term<text:s/>has a great range of applications. Freud explains that a functional disturbance is any time that some subconscious decision causes a disturbance of some sort, either by forgetting, or misremembering, or even inadvertently doing something. All of these can<text:s/>be classified as functional disturbances for Freud. Everyone has these functional disturbances in their day to day life often, commonly without noticing what has actually happened or if they do it is assumed that it was just a<text:s/>mistake, and<text:s/>almost never is<text:s/>analyzed deeper. However, when one looks deeper into the meaning of the disturbance it can often lead to something more significant<text:s/>than<text:s/>just a mistake. Freud makes note that the functional disturbance is caused by the subconscious decision, and he explains that this is like another entity and the subconscious has its own agency.</text:p>
      <text:p text:style-name="P11"><text:tab/>The subconscious has its own agency and makes its own decisions that then in turn effect the decisions of the conscious mind. As Freud says “<text:span text:style-name="T12">A structure of multiple stratified age</text:span><text:span text:style-name="T13">ncies can be seen as the architectonic principle of the mental<text:s/></text:span><text:span text:style-name="T14">apparatus</text:span>” (139). Here Freud is saying that the mind is merely a structure of distinct agencies or entities that make decisions separately but influence one another. The core focus of this idea<text:s/>as it applies to<text:s/><text:span text:style-name="T15">The Psychopathology of Everyday Life</text:span><text:s/>is that the subconscious is an entity that effects the entity of the conscious mind. This would indicate that our minds can make decisions without the conscious knowing that they<text:s/><text:soft-page-break/>actually make this decision, and it could appear that<text:s/>the conscious mind that the event or “functional disturbance” was completely an accident, while on further inspection it can be unveils that there is quite a variety of events that could have caused the disturbance.</text:p>
      <text:p text:style-name="P16"><text:tab/>An experience that I have had with a functional disturbance was just after this past thanksgiving. As I was reading a news article before going to my first class in the morning, I misread the title of the news article. At first I did not realize this disturbance. After a moment or two I realized that this was not actually the title of the news article that I was trying to read. However, I was still unable to read the title in any other way. After rereading the title of the article several time I continued to read it<text:s/>incorrectly, and yet I knew this was incorrect, but however much I tried I could not read the title correctly. It was not until I left the paper for a minute and came back later that I was able to read the title correctly. And as I had suspected I knew that my initial interpretations of the title were indeed incorrect. The article title that brought this disturbance upon me was “The Portland Office that Handles Pot Might Soon Oversee Campaign Finance”. However, every time I read this my mind continuously made the jump and changed it to “The Portland Office that Handles Pot Might Soon Oversee San Francisco”. These are two extremely different interpretations of the title.</text:p>
      <text:p text:style-name="P17"><text:tab/>One possibility for this functional disturbance is that I am dyslexic, and often mix words together when I am reading, and because the formatting of the title in the paper, the “Soon” was positioned directly over the “Finance”. With this formatting, it is possible that my mind could have taken the “Soon” and placed that in front of “Finance”, then shortened “Soon” to “Son”, and because an ‘o’ is very similar to an ‘a’ in shape, it is reasonable to assume that I could have switched those two letter, so now I would have “San Finances”. And because I used to live in San Francisco, I became accustomed to seeing “San F...” and immediately assuming the rest of<text:s/><text:soft-page-break/>the word based off of just the first letter. This could have happened in this instance, where I would only read the first letter of the word, and my mind could have completed the rest of the word. Then it is also possible that I just completely jumped over the word of “Campaign”. This is one possible explanation, for a more mechanical disturbance with little to no significance behind it.<text:s/>However,<text:s/>this also makes many jumps in in the phrasing of<text:s/>the title in order to achieve the final result that I was interpreting it as.</text:p>
      <text:p text:style-name="P18"><text:tab/>Another possibility is that my subconscious made many jumps of its own, and some internal train of<text:s/>thought<text:s/>altered my interpretation of the words. Utilizing Freud's method of psychopathology, it is possible to find alternate reasons for this functional disturbance of mine. One of these connections could be that the article title included “pot”, this<text:s/>meaning<text:s/>a common name for marijuana, I many have found connections through there.<text:s/>In the most recent election both my home states of Nevada and California voted to legalize marijuana. It could have been through this most recent election which is still fresh in<text:s/>everyone’s<text:s/>minds, that I could have found my connection to California, or Nevada. Then because I have lived in both<text:s/>states, finding the distinction for California is more difficult. However, this can also be explained is several ways. One possible connection to California, is that is where we had our thanksgiving, at my<text:s/>brother’s<text:s/>apartment. Another possible connection is that as a family who moved a lot, I have become accustom to moving around and adapting to new homes. My most recent home in Nevada is begin sold, and we are buying a new house in California. It could be that my mind is<text:s/>already re-associating home as being in California, specifically San Francisco where our new house is. Because this was just after the holidays, my mind might have been concentrating on family, as I had not seen my parents since leaving for college. This<text:s/>concentration on my family which is now living in San<text:s/>Francisco, could be one direction that my mind traveled, and this was all prompted<text:s/><text:soft-page-break/>by the proximity of the election, and the new vote on Pot in California. An overall train of though that my mind could<text:s/>have followed is as follows. First “pot” leads to the election where this was an important topic, then from the election to California where “pot” was an important topic there, from California and the freshness of the vacation, I<text:s/>thought<text:s/>of family, and finally family lead me to San Francisco. Then my subconscious placed San Francisco into my mind, because I wanted to be back with my family and to spend more time with them.</text:p>
      <text:p text:style-name="P19"><text:tab/>It is very possible that this is all just an over analysis of the situation, but it is also possible that any one of these connections lead to the functional disturbance. Any one of these proposed connections could have<text:s/>led<text:s/>to this situation, but it is impossible to know for sure which connections actually caused the disturbance, or if it<text:s/>was caused by connections that I could not postulate about, or if it could have even just been an accident. It is impossible to know more that these possibilities, as the nature of the human mind means that we cannot go back in time and track the progress<text:s/>of my conscious and subconscious though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ootnoteSymbol" style:display-name="Footnote Symbol" style:family="text"/>
    <style:style style:name="Footnoteanchor" style:display-name="Footnote anchor" style:family="text">
      <style:text-properties style:text-position="super 66.6%"/>
    </style:style>
    <style:style style:name="FootnoteReference" style:display-name="Footnote Reference" style:family="text" style:parent-style-name="DefaultParagraphFont">
      <style:text-properties style:text-position="super 66.6%"/>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2402in"/>
      </style:header-style>
      <style:footer-style>
        <style:header-footer-properties style:dynamic-spacing="true" fo:min-height="0.5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Rasmussen,<text:s/><text:page-number text:fixed="false">4</text:page-number></text:p>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rofile</dc:creator>
    <meta:creation-date>2016-11-22T10:07:00Z</meta:creation-date>
    <dc:date>2016-12-07T19:14:00Z</dc:date>
    <meta:template xlink:href="Normal" xlink:type="simple"/>
    <meta:editing-cycles>40</meta:editing-cycles>
    <meta:editing-duration>PT16020S</meta:editing-duration>
    <meta:document-statistic meta:page-count="4" meta:paragraph-count="14" meta:word-count="1074" meta:character-count="7184" meta:row-count="51" meta:non-whitespace-character-count="6124"/>
  </office:meta>
</office:document-meta>
</file>